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Mincho" svg:font-family="'MS Mincho', 'ＭＳ 明朝'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center" style:justify-single-word="false"/>
      <style:text-properties style:text-underline-style="none"/>
    </style:style>
    <style:style style:name="P4" style:family="paragraph" style:parent-style-name="Standard">
      <style:paragraph-properties fo:text-align="justify" style:justify-single-word="false"/>
    </style:style>
    <style:style style:name="T1" style:family="text">
      <style:text-properties fo:color="#000000" style:font-name="Nimbus Roman No9 L" fo:font-size="12pt" fo:language="pt" fo:country="BR" style:text-underline-style="none" fo:font-weight="normal" style:font-name-asian="MS Mincho" style:font-size-asian="12pt" style:font-weight-asian="normal" style:font-name-complex="Arial" style:font-size-complex="12pt" style:language-complex="ar" style:country-complex="SA" style:font-weight-complex="normal"/>
    </style:style>
    <style:style style:name="T2" style:family="text">
      <style:text-properties fo:color="#000000" style:font-name="Nimbus Roman No9 L" fo:font-size="12pt" fo:language="pt" fo:country="BR" fo:font-weight="normal" style:font-name-asian="MS Mincho" style:font-size-asian="12pt" style:font-weight-asian="normal" style:font-name-complex="Arial" style:font-size-complex="12pt" style:language-complex="ar" style:country-complex="SA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FEITURA MUNICIPAL DE MARIANA PIMENTEL</text:p>
      <text:p text:style-name="Standard">Estado do Rio Grande do Sul</text:p>
      <text:p text:style-name="Standard">Secretaria Municipal da Fazenda</text:p>
      <text:p text:style-name="Standard"/>
      <text:p text:style-name="Standard"/>
      <text:p text:style-name="Standard"/>
      <text:p text:style-name="P1">CERTIDÃO</text:p>
      <text:p text:style-name="P1"/>
      <text:p text:style-name="P1"/>
      <text:p text:style-name="P4"><text:tab/><text:tab/>Certificamos, para os devidos fins e efeitos legais que bem aprouver a parte interessada que de conformidade com levantamento efetuado pela Divisão de Tributação desta Prefeitura, a firma <text:span text:style-name="T1">[Dat1.nomcgm]</text:span> inscrita no Cadastro Fiscal do Município com o <text:span text:style-name="T1">[Dat1.ramo]</text:span>, requereu e obteve a baixa de sua inscrição em <text:span text:style-name="T1">[Dat1.databaixa][Dat1.processo]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RIANA PIMENTEL(RS), <text:span text:style-name="T2">[Dat1.datacorrente]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tab/><text:tab/>Joel Ghisio<text:tab/><text:tab/><text:tab/><text:tab/><text:tab/><text:tab/>Denise Maria Lopes Magagna</text:p>
      <text:p text:style-name="P2"><text:tab/> <text:s text:c="4"/>Prefeito Municipal<text:tab/><text:tab/><text:tab/><text:tab/><text:tab/><text:tab/><text:tab/>Fisc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Mincho" svg:font-family="'MS Mincho', 'ＭＳ 明朝'" style:font-family-generic="roman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Fernando Cercato</meta:initial-creator>
    <meta:creation-date>2008-11-06T11:37:08</meta:creation-date>
    <dc:creator>Fernando Cercato</dc:creator>
    <dc:date>2008-11-06T17:11:34</dc:date>
    <meta:editing-cycles>7</meta:editing-cycles>
    <meta:editing-duration>PT11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83" meta:character-count="572"/>
  </office:meta>
</office:document-meta>
</file>